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Andale Sans UI" svg:font-family="'Andale Sans UI',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8Num4">
      <style:paragraph-properties fo:text-align="justify" style:justify-single-word="false"/>
    </style:style>
    <style:style style:name="P2" style:family="paragraph" style:parent-style-name="Standard" style:list-style-name="WW8Num2">
      <style:paragraph-properties fo:text-align="justify" style:justify-single-word="false"/>
    </style:style>
    <style:style style:name="P3" style:family="paragraph" style:parent-style-name="Standard">
      <style:paragraph-properties fo:text-align="justify" style:justify-single-word="false"/>
      <style:text-properties style:font-name="Arial" style:text-underline-style="solid" style:text-underline-width="auto" style:text-underline-color="font-color" fo:font-weight="bold" style:font-weight-asian="bold" style:font-name-complex="Arial" style:font-weight-complex="bold"/>
    </style:style>
    <style:style style:name="P4" style:family="paragraph" style:parent-style-name="Standard">
      <style:paragraph-properties fo:text-align="justify" style:justify-single-word="false"/>
      <style:text-properties style:font-name="Arial" fo:font-size="11pt" fo:language="es" fo:country="ES" style:font-size-asian="11pt" style:font-name-complex="Arial" style:font-size-complex="11pt"/>
    </style:style>
    <style:style style:name="P5" style:family="paragraph" style:parent-style-name="Standard" style:list-style-name="WW8Num4">
      <style:paragraph-properties fo:text-align="justify" style:justify-single-word="false"/>
      <style:text-properties style:font-name="Arial" fo:font-size="11pt" fo:language="es" fo:country="ES" style:font-size-asian="11pt" style:font-name-complex="Arial" style:font-size-complex="11pt"/>
    </style:style>
    <style:style style:name="P6" style:family="paragraph" style:parent-style-name="Standard" style:list-style-name="WW8Num2">
      <style:paragraph-properties fo:text-align="justify" style:justify-single-word="false"/>
      <style:text-properties style:font-name="Arial" fo:font-size="11pt" fo:language="es" fo:country="ES" style:font-size-asian="11pt" style:font-name-complex="Arial" style:font-size-complex="11pt"/>
    </style:style>
    <style:style style:name="P7" style:family="paragraph" style:parent-style-name="Standard">
      <style:paragraph-properties fo:text-align="center" style:justify-single-word="false"/>
    </style:style>
    <style:style style:name="P8" style:family="paragraph" style:parent-style-name="Standard" style:list-style-name="WW8Num2">
      <style:paragraph-properties fo:text-align="justify" style:justify-single-word="false"/>
      <style:text-properties fo:color="#00aaad" style:font-name="Arial" fo:font-size="11pt" fo:language="es" fo:country="ES" officeooo:rsid="0002828c" officeooo:paragraph-rsid="0002828c" style:font-size-asian="11pt" style:font-name-complex="Arial" style:font-size-complex="11pt"/>
    </style:style>
    <style:style style:name="P9" style:family="paragraph" style:parent-style-name="Standard" style:list-style-name="WW8Num2">
      <style:paragraph-properties fo:text-align="justify" style:justify-single-word="false"/>
      <style:text-properties fo:color="#00aaad" style:font-name="Arial" fo:font-size="11pt" fo:language="es" fo:country="ES" officeooo:rsid="0003970f" officeooo:paragraph-rsid="0003970f" style:font-size-asian="11pt" style:font-name-complex="Arial" style:font-size-complex="11pt"/>
    </style:style>
    <style:style style:name="P10" style:family="paragraph" style:parent-style-name="Standard" style:list-style-name="WW8Num4">
      <style:paragraph-properties fo:text-align="justify" style:justify-single-word="false"/>
      <style:text-properties fo:color="#00aaad" style:font-name="Arial" fo:font-size="11pt" fo:language="es" fo:country="ES" officeooo:rsid="0003970f" officeooo:paragraph-rsid="0003970f" style:font-size-asian="11pt" style:font-name-complex="Arial" style:font-size-complex="11pt"/>
    </style:style>
    <style:style style:name="P11" style:family="paragraph" style:parent-style-name="Standard" style:list-style-name="WW8Num2">
      <style:paragraph-properties fo:text-align="justify" style:justify-single-word="false"/>
      <style:text-properties fo:color="#00aaad" officeooo:rsid="0003970f" officeooo:paragraph-rsid="0003970f"/>
    </style:style>
    <style:style style:name="P12" style:family="paragraph" style:parent-style-name="Standard" style:list-style-name="WW8Num4">
      <style:paragraph-properties fo:text-align="justify" style:justify-single-word="false"/>
      <style:text-properties fo:color="#00aaad" officeooo:rsid="00051001" officeooo:paragraph-rsid="00051001"/>
    </style:style>
    <style:style style:name="P13" style:family="paragraph" style:parent-style-name="Standard" style:list-style-name="WW8Num2">
      <style:paragraph-properties fo:text-align="justify" style:justify-single-word="false"/>
      <style:text-properties officeooo:rsid="0003970f" officeooo:paragraph-rsid="0003970f"/>
    </style:style>
    <style:style style:name="P14" style:family="paragraph" style:parent-style-name="Standard">
      <style:paragraph-properties fo:margin-left="1.376cm" fo:margin-right="0cm" fo:text-align="justify" style:justify-single-word="false" fo:text-indent="0cm" style:auto-text-indent="false"/>
      <style:text-properties style:font-name="Arial" fo:font-size="11pt" fo:language="es" fo:country="ES" style:font-size-asian="11pt" style:font-name-complex="Arial" style:font-size-complex="11pt"/>
    </style:style>
    <style:style style:name="P15" style:family="paragraph" style:parent-style-name="Standard">
      <style:paragraph-properties fo:margin-left="1.376cm" fo:margin-right="0cm" fo:text-align="justify" style:justify-single-word="false" fo:text-indent="0cm" style:auto-text-indent="false"/>
      <style:text-properties fo:color="#333333" style:font-name="Arial" fo:font-size="11pt" fo:language="es" fo:country="ES" style:font-size-asian="11pt" style:font-name-complex="Arial" style:font-size-complex="11pt"/>
    </style:style>
    <style:style style:name="P16" style:family="paragraph" style:parent-style-name="Standard">
      <style:paragraph-properties fo:margin-left="1.376cm" fo:margin-right="0cm" fo:text-align="justify" style:justify-single-word="false" fo:text-indent="0cm" style:auto-text-indent="false"/>
      <style:text-properties fo:color="#00aaad" style:font-name="Arial" fo:font-size="11pt" fo:language="es" fo:country="ES" officeooo:rsid="0000dbc2" officeooo:paragraph-rsid="0000dbc2" style:font-size-asian="11pt" style:font-name-complex="Arial" style:font-size-complex="11pt"/>
    </style:style>
    <style:style style:name="P17" style:family="paragraph" style:parent-style-name="Standard">
      <style:paragraph-properties fo:margin-left="1.376cm" fo:margin-right="0cm" fo:margin-top="0.282cm" fo:margin-bottom="0cm" loext:contextual-spacing="false" fo:text-align="justify" style:justify-single-word="false" fo:text-indent="0cm" style:auto-text-indent="false" style:text-autospace="none"/>
      <style:text-properties fo:color="#00aaad" style:font-name="Arial" fo:font-size="11pt" officeooo:rsid="00064567" officeooo:paragraph-rsid="00064567" style:font-size-asian="11pt" style:font-name-complex="Arial" style:font-size-complex="11pt"/>
    </style:style>
    <style:style style:name="P18" style:family="paragraph" style:parent-style-name="Standard" style:list-style-name="WW8Num3">
      <style:paragraph-properties fo:margin-left="2.251cm" fo:margin-right="0cm" fo:text-align="justify" style:justify-single-word="false" fo:text-indent="-0.635cm" style:auto-text-indent="false"/>
      <style:text-properties style:font-name="Arial" fo:font-size="11pt" fo:language="es" fo:country="ES" style:font-size-asian="11pt" style:font-name-complex="Arial" style:font-size-complex="11pt"/>
    </style:style>
    <style:style style:name="P19" style:family="paragraph" style:parent-style-name="Standard" style:list-style-name="WW8Num3">
      <style:paragraph-properties fo:margin-left="2.251cm" fo:margin-right="0cm" fo:text-align="justify" style:justify-single-word="false" fo:text-indent="-0.635cm" style:auto-text-indent="false"/>
      <style:text-properties fo:color="#00aaad" style:font-name="Arial" fo:font-size="11pt" fo:language="es" fo:country="ES" officeooo:rsid="0000dbc2" officeooo:paragraph-rsid="0000dbc2" style:font-size-asian="11pt" style:font-name-complex="Arial" style:font-size-complex="11pt"/>
    </style:style>
    <style:style style:name="P20" style:family="paragraph" style:parent-style-name="Standard">
      <style:paragraph-properties fo:margin-left="2.251cm" fo:margin-right="0cm" fo:text-align="justify" style:justify-single-word="false" fo:text-indent="0cm" style:auto-text-indent="false"/>
      <style:text-properties style:font-name="Arial" fo:font-size="11pt" fo:language="es" fo:country="ES" style:font-size-asian="11pt" style:font-name-complex="Arial" style:font-size-complex="11pt"/>
    </style:style>
    <style:style style:name="P21" style:family="paragraph" style:parent-style-name="Standard" style:list-style-name="WW8Num4">
      <style:paragraph-properties fo:margin-top="0.282cm" fo:margin-bottom="0cm" loext:contextual-spacing="false" fo:text-align="justify" style:justify-single-word="false" style:text-autospace="none"/>
    </style:style>
    <style:style style:name="P22" style:family="paragraph" style:parent-style-name="Standard" style:master-page-name="Standard">
      <style:paragraph-properties fo:text-align="justify" style:justify-single-word="false" style:page-number="auto"/>
      <style:text-properties style:font-name="Arial" style:font-name-complex="Arial"/>
    </style:style>
    <style:style style:name="P23" style:family="paragraph" style:parent-style-name="Header">
      <style:text-properties style:font-name="Arial" fo:font-size="11pt" fo:language="es" fo:country="ES" style:font-size-asian="11pt" style:font-name-complex="Arial" style:font-size-complex="11pt"/>
    </style:style>
    <style:style style:name="P24" style:family="paragraph" style:parent-style-name="Párrafo_20_de_20_lista">
      <style:text-properties style:font-name="Arial" fo:font-size="11pt" fo:language="es" fo:country="ES" style:font-size-asian="11pt" style:font-name-complex="Arial" style:font-size-complex="11pt"/>
    </style:style>
    <style:style style:name="P25" style:family="paragraph" style:parent-style-name="Párrafo_20_de_20_lista">
      <style:text-properties fo:color="#333333" style:font-name="Arial" fo:font-size="11pt" fo:language="es" fo:country="ES" style:font-size-asian="11pt" style:font-name-complex="Arial" style:font-size-complex="11pt"/>
    </style:style>
    <style:style style:name="P26" style:family="paragraph" style:parent-style-name="Párrafo_20_de_20_lista">
      <style:text-properties fo:color="#00aaad" style:font-name="Arial" fo:font-size="11pt" fo:language="es" fo:country="ES" officeooo:rsid="00024de5" officeooo:paragraph-rsid="00024de5" style:font-size-asian="11pt" style:font-name-complex="Arial" style:font-size-complex="11pt"/>
    </style:style>
    <style:style style:name="P27" style:family="paragraph" style:parent-style-name="Párrafo_20_de_20_lista">
      <style:text-properties fo:color="#00aaad" style:font-name="Arial" fo:font-size="11pt" fo:language="es" fo:country="ES" officeooo:rsid="0002828c" officeooo:paragraph-rsid="0002828c" style:font-size-asian="11pt" style:font-name-complex="Arial" style:font-size-complex="11pt"/>
    </style:style>
    <style:style style:name="P28" style:family="paragraph" style:parent-style-name="Párrafo_20_de_20_lista">
      <style:paragraph-properties fo:break-before="page"/>
      <style:text-properties style:font-name="Arial" fo:font-size="11pt" fo:language="es" fo:country="ES" officeooo:rsid="0002828c" officeooo:paragraph-rsid="0002828c" style:font-size-asian="11pt" style:font-name-complex="Arial" style:font-size-complex="11pt"/>
    </style:style>
    <style:style style:name="P29" style:family="paragraph" style:parent-style-name="Párrafo_20_de_20_lista">
      <style:paragraph-properties fo:break-before="page"/>
      <style:text-properties fo:color="#333333" style:font-name="Arial" fo:font-size="11pt" fo:language="es" fo:country="ES" style:font-size-asian="11pt" style:font-name-complex="Arial" style:font-size-complex="11pt"/>
    </style:style>
    <style:style style:name="T1" style:family="text">
      <style:text-properties style:font-name="Arial" style:font-name-complex="Arial"/>
    </style:style>
    <style:style style:name="T2" style:family="text">
      <style:text-properties style:font-name="Arial" style:text-underline-style="solid" style:text-underline-width="auto" style:text-underline-color="font-color" fo:font-weight="bold" style:font-weight-asian="bold" style:font-name-complex="Arial" style:font-weight-complex="bold"/>
    </style:style>
    <style:style style:name="T3" style:family="text">
      <style:text-properties style:font-name="Arial" fo:language="es" fo:country="ES" style:text-underline-style="solid" style:text-underline-width="auto" style:text-underline-color="font-color" fo:font-weight="bold" style:font-weight-asian="bold" style:font-name-complex="Arial" style:font-weight-complex="bold"/>
    </style:style>
    <style:style style:name="T4" style:family="text">
      <style:text-properties style:font-name="Arial" fo:font-size="11pt" style:font-size-asian="11pt" style:font-name-complex="Arial" style:font-size-complex="11pt"/>
    </style:style>
    <style:style style:name="T5" style:family="text">
      <style:text-properties style:font-name="Arial" fo:font-size="11pt" fo:language="es" fo:country="ES" style:font-size-asian="11pt" style:font-name-complex="Arial" style:font-size-complex="11pt"/>
    </style:style>
    <style:style style:name="T6" style:family="text">
      <style:text-properties style:font-name="Arial" fo:font-size="11pt" fo:language="es" fo:country="ES" style:font-size-asian="11pt" style:font-name-complex="Arial" style:font-size-complex="11pt" style:font-weight-complex="bold"/>
    </style:style>
    <style:style style:name="T7" style:family="text">
      <style:text-properties style:font-name="Arial" fo:font-size="11pt" fo:font-weight="bold" style:font-size-asian="11pt" style:font-weight-asian="bold" style:font-name-complex="Arial" style:font-size-complex="11pt"/>
    </style:style>
    <style:style style:name="T8" style:family="text">
      <style:text-properties fo:font-weight="bold" style:font-weight-asian="bold" style:font-weight-complex="bold"/>
    </style:style>
    <style:style style:name="T9" style:family="text">
      <style:text-properties fo:color="#333333"/>
    </style:style>
    <style:style style:name="T10" style:family="text">
      <style:text-properties fo:color="#333333" style:font-name="Arial" fo:font-size="11pt" style:font-size-asian="11pt" style:font-name-complex="Arial" style:font-size-complex="11pt"/>
    </style:style>
    <style:style style:name="T11" style:family="text">
      <style:text-properties fo:color="#333333" style:font-name="Arial" fo:font-size="11pt" style:font-size-asian="11pt" style:font-name-complex="Arial" style:font-size-complex="11pt" style:font-weight-complex="bold"/>
    </style:style>
    <style:style style:name="T12" style:family="text">
      <style:text-properties fo:color="#333333" style:font-name="Arial" fo:font-size="11pt" fo:language="es" fo:country="ES" style:font-size-asian="11pt" style:font-name-complex="Arial" style:font-size-complex="11pt"/>
    </style:style>
    <style:style style:name="T13" style:family="text">
      <style:text-properties fo:color="#00aaad"/>
    </style:style>
    <style:style style:name="T14" style:family="text">
      <style:text-properties fo:color="#00aaad" officeooo:rsid="0000dbc2"/>
    </style:style>
    <style:style style:name="T15" style:family="text">
      <style:text-properties fo:color="#00aaad" officeooo:rsid="00059147"/>
    </style:style>
    <style:style style:name="T16" style:family="text">
      <style:text-properties fo:font-weight="normal" style:font-weight-asian="normal" style:font-weight-complex="normal"/>
    </style:style>
    <style:style style:name="T17" style:family="text">
      <style:text-properties officeooo:rsid="0003970f"/>
    </style:style>
    <style:style style:name="T18" style:family="text">
      <style:text-properties officeooo:rsid="000591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7"><text:span text:style-name="T3">TEMA 1: <text:s/></text:span><text:span text:style-name="T2">ACTIVIDADES.</text:span></text:p>
      <text:p text:style-name="P3"/>
      <text:p text:style-name="P3"/>
      <text:list xml:id="list1194291745" text:style-name="WW8Num4">
        <text:list-item>
          <text:p text:style-name="P1"><text:span text:style-name="T4">Alejan</text:span><text:span text:style-name="T5">d</text:span><text:span text:style-name="T4">ra acaba de firmar un contrato de trabajo co</text:span><text:span text:style-name="T5">mo vendedora de un centro comercial. Como los sábados los tiene ocupados le ha dicho a su empresa que puede acudir su hermana Clara sin ningún problema a sustituirla. ¿Es ello posible? Justifica tu respuesta.</text:span></text:p>
        </text:list-item>
      </text:list>
      <text:p text:style-name="P16">No. Porque la relación laboral de Alejandra debe cumplir la característica mínima de ser Personal y ni siquiera ser vendedora en un centro comercial esta contemplado como una relación laboral excluida en el ET como para obviar esta característica.</text:p>
      <text:p text:style-name="P14"/>
      <text:list xml:id="list161038011259755" text:continue-numbering="true" text:style-name="WW8Num4">
        <text:list-item>
          <text:p text:style-name="P5">Indica qué tipo de relaciones son las siguientes y razona por qué:</text:p>
        </text:list-item>
      </text:list>
      <text:p text:style-name="P24"/>
      <text:list xml:id="list1127096494" text:style-name="WW8Num3">
        <text:list-item>
          <text:p text:style-name="P18">Un vendedor de libros que trabaja a comisión, pero que si no vende nada no cobra nada. <text:span text:style-name="T14">RLEx</text:span></text:p>
        </text:list-item>
        <text:list-item>
          <text:p text:style-name="P18">Carlos, que ayuda en el taller de su padre y convive con él. No recibe salario fijo, pero él sabe que los fines de semana recibe algo de dinero más de lo normal para salir. <text:span text:style-name="T14">RLEx</text:span></text:p>
        </text:list-item>
        <text:list-item>
          <text:p text:style-name="P18">Olivia es maestra de primaria y también voluntaria de Escuelas Solidarias. Da clase los sábados por la mañana en barrios desfavorecidos de la capital.<text:span text:style-name="T13"> </text:span><text:span text:style-name="T14">RLEx</text:span></text:p>
        </text:list-item>
        <text:list-item>
          <text:p text:style-name="P18">Daniel ha sido nombrado miembro de una mesa electoral en las próximas elecciones.</text:p>
          <text:p text:style-name="P19">RLEx</text:p>
        </text:list-item>
        <text:list-item>
          <text:p text:style-name="P18">Un electricista que realiza reparaciones por las casas particulares y les entrega una factura por los servicios prestados. <text:span text:style-name="T14">RLEx</text:span></text:p>
        </text:list-item>
        <text:list-item>
          <text:p text:style-name="P18">Luisa trabaja en una casa particular encargándose de la cocina, la limpieza y el mantenimiento del pequeño jardín. <text:span text:style-name="T14">RLEs</text:span></text:p>
        </text:list-item>
        <text:list-item>
          <text:p text:style-name="P18">Alberto Contador ciclista profesional. <text:span text:style-name="T14">RLEs</text:span></text:p>
        </text:list-item>
        <text:list-item>
          <text:p text:style-name="P18">Javier Bardem actor profesional. <text:span text:style-name="T14">RLEs</text:span></text:p>
        </text:list-item>
        <text:list-item>
          <text:p text:style-name="P18">María es propietaria de unos grandes almacenes y ha contratado a Marina como directora adjunta.<text:span text:style-name="T13"> </text:span><text:span text:style-name="T14">RLEs</text:span></text:p>
        </text:list-item>
      </text:list>
      <text:p text:style-name="P20"/>
      <text:list xml:id="list161037570017384" text:continue-list="list161038011259755" text:style-name="WW8Num4">
        <text:list-item>
          <text:p text:style-name="P1"><text:span text:style-name="T5">Una empresa tiene turnos de trabajo fijos de mañana y de tarde, siendo asignados por orden de antigüedad. Manuel, que se ha matriculado en un ciclo formativo de tardes quiere elegir el turno de mañanas en la empresa. ¿Tiene derecho a él? Justifica tu respuesta.</text:span></text:p>
        </text:list-item>
      </text:list>
      <text:p text:style-name="P16">Sí, porque el derecho laboral contractual del ET establece que el trabajador tiene <text:span text:style-name="T8">Derecho a la formación profesional </text:span><text:span text:style-name="T16">y este derecho especifica el poder elegir turno y disfrutar de permisos para cursos y exámenes.</text:span></text:p>
      <text:p text:style-name="P16"><text:span text:style-name="T16"/></text:p>
      <text:list xml:id="list161038116924429" text:continue-numbering="true" text:style-name="WW8Num4">
        <text:list-item>
          <text:p text:style-name="P5">Pablo trabaja de comercial en una empresa de seguros, como está pensando en cambiarse a trabajar a otra compañía, ha tomado todos los datos de los clientes para llevárselos a la nueva empresa donde va a trabajar. ¿Qué obligación está incumpliendo? Razona la respuesta.</text:p>
        </text:list-item>
      </text:list>
      <text:p text:style-name="P26"><text:s/>Estaría cumpliendo el deber de no desarrollar actividades concurrentes<text:tab/> con la empresa <text:s text:c="59"/>como una concrección del deber de buena fe.</text:p>
      <text:p text:style-name="P26"/>
      <text:list xml:id="list161037227403201" text:continue-numbering="true" text:style-name="WW8Num4">
        <text:list-item>
          <text:p text:style-name="P5">Una gestoría quiere prescindir de una de sus trabajadoras, y para que se vaya voluntariamente le asignan un despacho sin ordenador, sin teléfono y sin ningún tipo de tareas que realizar para ver si así se va ella sola y al no echarla no hay que pagarle indemnización. ¿Qué derecho de la trabaja se está vulnerando?</text:p>
        </text:list-item>
      </text:list>
      <text:p text:style-name="P26">Se incumple el derecho a la opcupación efectiva y el derecho a la consideración debida a su dignidad.</text:p>
      <text:list xml:id="list161038233973482" text:continue-numbering="true" text:style-name="WW8Num4">
        <text:list-item>
          <text:p text:style-name="P5">¿Puede mirar el jefe de una empresa el uso que hacen los trabajadores de los ordenadores de la empresa? ¿Por qué?</text:p>
        </text:list-item>
      </text:list>
      <text:p text:style-name="P27">Sí, porque como empresario tiene el derecho a poder disciplinario donde está la facultad de vigilar y controlar la ejecución del trabajo y el cumplimiento por el trabajador de sus obligaciones.</text:p>
      <text:p text:style-name="P28"/>
      <text:list xml:id="list161037088476093" text:continue-numbering="true" text:style-name="WW8Num4">
        <text:list-item>
          <text:p text:style-name="P5">Asesora a las siguientes personas que no saben si pueden trabajar:</text:p>
        </text:list-item>
      </text:list>
      <text:p text:style-name="P24"/>
      <text:list xml:id="list3230322168" text:style-name="WW8Num2">
        <text:list-item>
          <text:p text:style-name="P6">Un joven de 16 años que va a trabajar en un comercio de barrio durante el verano.</text:p>
          <text:p text:style-name="P8">Sí, pero necesita o bien la autorización de los padres o bien estar emancipado, además el trabajo no podrá ser nocturno, <text:span text:style-name="T17">ni realizar horas extraordinarias de ningún tipo</text:span>.</text:p>
          <text:p text:style-name="P8"/>
        </text:list-item>
        <text:list-item>
          <text:p text:style-name="P6">Una mujer búlgara de 35 años que acaba de llegar a España.</text:p>
          <text:p text:style-name="P9">Sí, al ser un extranjero comunitario tienen los mismos derechos que una persona de nacionalidad española, excepto para el desempeño de puestos en la administración pública que impliquen la ostentación de un poder público.</text:p>
          <text:p text:style-name="P9"/>
        </text:list-item>
        <text:list-item>
          <text:p text:style-name="P2"><text:span text:style-name="T5">Un joven de 15 años que va a ayudar a sus padres en el bar que éstos tienen los sábados y domingos.</text:span></text:p>
          <text:p text:style-name="P11"><text:span text:style-name="T5">No, porque al ser menor de 16 solo tendría autorizado el trabajo en espectáculos públicos autorizado por la autoridad laboral.</text:span></text:p>
          <text:p text:style-name="P13"><text:span text:style-name="T5"/></text:p>
        </text:list-item>
        <text:list-item>
          <text:p text:style-name="P6">Dos jóvenes de 17 años que acaban de contraer matrimonio.</text:p>
          <text:p text:style-name="P9">El hecho de haber contraído matrimonio implica que ambos están emancipados, así que teniendo la emancipación podrían trabajar sin problema sin poder hacer ni horas extraordinarias ni trabajos nocturnos o declarados como insalubres, penosos, nocivos o peligrosos.</text:p>
        </text:list-item>
      </text:list>
      <text:p text:style-name="P4"/>
      <text:list xml:id="list161036408523846" text:continue-list="list161037088476093" text:style-name="WW8Num4">
        <text:list-item>
          <text:p text:style-name="P5">¿Puede el hijo de un empresario estar vinculado al mismo por un contrato de trabajo? Razona la respuesta.</text:p>
          <text:p text:style-name="P10">Si, siempre y cuando ambas partes cumplan los requisitos y limitaciones para poder contratar y ser <text:s/>contratado.</text:p>
        </text:list-item>
      </text:list>
      <text:p text:style-name="P14"/>
      <text:list xml:id="list161038033485681" text:continue-numbering="true" text:style-name="WW8Num4">
        <text:list-item>
          <text:p text:style-name="P5">¿Qué diferencia hay entre una relación laboral ordinaria, una excluida y una especial?</text:p>
          <text:p text:style-name="P10">La laboral ordinaria cumple con todas las características de una relación laboral y además está regulada por el Estatuto de los trabajadores, sin embargo la especial aunque cumpla las características, está regulada por otra normativa y finalmente las excluidas pueden o bien no cumplir las características o bien no estar reguladas por el estatuto de los trabajadores.</text:p>
        </text:list-item>
      </text:list>
      <text:p text:style-name="P24"/>
      <text:list xml:id="list161037805872953" text:continue-numbering="true" text:style-name="WW8Num4">
        <text:list-item>
          <text:p text:style-name="P1"><text:span text:style-name="T5">Martín cumple 16 años el próximo 3 de diciembre, y vive desde hace unos meses con unos amigos con los que comparte piso, para lo que cuenta con el consentimiento de sus padres. Como este año finaliza sus estudios de ESO está pensando en trabajar los meses de junio, julio, agosto y septiembre. Le han ofrecido un trabajo para esos meses en un bar de copas. Trabajaría de 20:00 a 02:00 horas los viernes y sábados. Los domingos de 15:00 a 22:00 horas. ¿Puede Martín celebrar válidamente por sí mismo el contrato de trabajo? Podría extinguir por sí mismo el contrato de trabajo si se produjera algún incumplimiento de sus obligaciones por parte del empresario? ¿Puede válidamente desarrollar la prestación? </text:span></text:p>
          <text:p text:style-name="P12"><text:span text:style-name="T5">Siendo menor de 18 años, no puede realizar ningún trabajo con horario nocturno por lo que el contrato no se puede celebrar válidamente y tampoco podría extinguirse ya que ni llegaría a ser válido de la misma forma que la prestación.</text:span></text:p>
        </text:list-item>
      </text:list>
      <text:p text:style-name="P25"/>
      <text:p text:style-name="P29"/>
      <text:list xml:id="list161037760472140" text:continue-numbering="true" text:style-name="WW8Num4">
        <text:list-item>
          <text:p text:style-name="P1"><text:span text:style-name="T10">La Inspección de Trabajo y Seguridad Social visita el Club XXX de la empresa «XXX, SL». En el mismo se encuentra a doña Gloria, de nacionalidad extranjera, que dice encontrarse en dicho establecimiento para tomar copas con los clientes y señala que del precio total de la copa ella obtiene el 50%, cantidad que le es abonada por el propio cliente al mismo tiempo que abonaba la consumición, entregando la mitad al camarero y la otra mitad ella. Doña Gloria realiza su actividad de alterna durante las horas de apertura del establecimiento pero sin sometimiento a un horario concreto y se aloja en una habitación que le es arrendada por la misma empresa y que se halla en edificio anexo al club. Doña Gloria ejerce la prostitución en la citada habitación.</text:span><text:bookmark text:name="DOC_1_CPR2009345p1"/><text:span text:style-name="T11"> ¿Existe una relación laboral entre la empresa «XXX, SL» y doña Gloria? </text:span></text:p>
          <text:p text:style-name="P12"><text:span text:style-name="T6">En el momento en que deja de ser alterne y entra en juego la prostitución desaparece cualquier tipo de relacion laboral. Además habría que examinar si la relación ha sido voluntaria o es algún caso de trata de mujeres.</text:span></text:p>
        </text:list-item>
      </text:list>
      <text:p text:style-name="P25"/>
      <text:list xml:id="list161036878821335" text:continue-numbering="true" text:style-name="WW8Num4">
        <text:list-item>
          <text:p text:style-name="P1"><text:span text:style-name="T10">Don Pablo, mayor de edad, con pasaporte brasileño, suscribe contrato de trabajo eventual con la empresa «XXX, SL» para prestar servicios como operario. El citado contrato se celebra a nombre de otro compatriota, suplantando don Pablo su identidad porque carece de permiso de trabajo y de residencia.</text:span><text:bookmark text:name="DOC_2_CPR20081107p1"/><text:span text:style-name="T11"> ¿Es válido el contrato suscrito? </text:span></text:p>
        </text:list-item>
      </text:list>
      <text:p text:style-name="P4"><text:tab/><text:span text:style-name="T15">No es válido porque el contrato debe identificar las 2 partes y en la parte del trabajador <text:tab/>debe ser la parte personal de la relación laboral que indica que no puede realizarse el <text:tab/>trabajo por otra persona en su lugar</text:span></text:p>
      <text:list xml:id="list161036520892443" text:continue-numbering="true" text:style-name="WW8Num4">
        <text:list-item>
          <text:p text:style-name="P21"><text:span text:style-name="T10">A</text:span><text:span text:style-name="T12">lberto</text:span><text:span text:style-name="T10"> L., es mayor de 16 años y menor de 18, soltero y no emancipado de sus padres, con los que convive, ha recibido una oferta de contratación por parte de una empresa tras haber presentado su currículum como respuesta a un anuncio insertado en prensa. El contrato ha sido firmado exclusivamente por A</text:span><text:span text:style-name="T12">lberto</text:span><text:span text:style-name="T10"> sin que aparezca en dicho contrato la firma o autorización expresa de sus padres. Sus padres al tener conocimiento de tal circunstancia le comunican a su hijo su deseo que no siga adelante con este contrato. </text:span><text:bookmark text:name="DOC_4_CPR2003156p1"/><text:span text:style-name="T7"><text:s/></text:span><text:span text:style-name="T4">¿Qué efectos ha de producir tal circunstancia en la relación laboral?</text:span><text:bookmark text:name="DOC_4_CPR2003156f1"/></text:p>
        </text:list-item>
      </text:list>
      <text:p text:style-name="P17">Que no se podrá llevar <text:s/>a cabo porque la autorización o emancipación es necesaria si eres menor de 18 y mayor de 16</text:p>
      <text:p text:style-name="P1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Andale Sans UI" svg:font-family="'Andale Sans UI',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Liberation Serif" fo:font-size="12pt" fo:language="es" fo:country="E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 style:font-family-complex="Tahoma" style:font-family-generic-complex="swis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Índic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Párrafo_20_de_20_lista" style:display-name="Párrafo de lista" style:family="paragraph" style:parent-style-name="Standard">
      <style:paragraph-properties fo:margin-left="1.249cm" fo:margin-right="0cm" fo:text-indent="0cm" style:auto-text-indent="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language="es" fo:country="ES" style:font-name-complex="Arial" style:font-family-complex="Arial" style:font-family-generic-complex="swiss"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font-size="12pt" fo:language="zxx" fo:country="none" style:letter-kerning="true" style:font-name-asian="Andale Sans UI" style:font-family-asian="'Andale Sans UI', 'Arial Unicode MS'" style:font-pitch-asian="variable" style:font-size-asian="12pt" style:font-size-complex="12pt"/>
    </style:style>
    <style:style style:name="Pie_20_de_20_página_20_Car" style:display-name="Pie de página Car" style:family="text" style:parent-style-name="Fuente_20_de_20_párrafo_20_predeter.">
      <style:text-properties fo:font-size="12pt" fo:language="zxx" fo:country="none" style:letter-kerning="true" style:font-name-asian="Andale Sans UI" style:font-family-asian="'Andale Sans UI', 'Arial Unicode MS'" style:font-pitch-asian="variable"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646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916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5.186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456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726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8.996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26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53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2.8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28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55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82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7.09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361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63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90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1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3.916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5.186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6.456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7.726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8.996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10.266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11.536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2.80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4.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646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916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186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456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726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996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26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Arial" fo:font-size="11pt" fo:language="es" fo:country="ES" style:font-size-asian="11pt" style:font-name-complex="Arial" style:font-size-complex="11pt"/>
    </style:style>
    <style:page-layout style:name="Mpm1">
      <style:page-layout-properties fo:page-width="21.001cm" fo:page-height="29.7cm" style:num-format="1" style:print-orientation="portrait" fo:margin-top="1.27cm" fo:margin-bottom="2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bottom="0.631cm" style:dynamic-spacing="true"/>
      </style:header-style>
      <style:footer-style/>
    </style:page-layout>
  </office:automatic-styles>
  <office:master-styles>
    <style:master-page style:name="Standard" style:page-layout-name="Mpm1">
      <style:header>
        <text:p text:style-name="MP1">Actividades Tema 1. Dpto. FOL. IES San Vicen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0:32:00</meta:creation-date>
    <dc:date>2018-02-28T13:09:02.842000000</dc:date>
    <meta:print-date>2014-09-17T20:58:00</meta:print-date>
    <meta:editing-cycles>5</meta:editing-cycles>
    <meta:editing-duration>PT2H39M52S</meta:editing-duration>
    <meta:generator>LibreOffice/5.4.2.2$Windows_X86_64 LibreOffice_project/22b09f6418e8c2d508a9eaf86b2399209b0990f4</meta:generator>
    <meta:document-statistic meta:table-count="0" meta:image-count="0" meta:object-count="0" meta:page-count="3" meta:paragraph-count="44" meta:word-count="1412" meta:character-count="8329" meta:non-whitespace-character-count="6916"/>
  </office:meta>
</office:document-meta>
</file>